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238621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238621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db022"/>
    </style:style>
    <style:style style:name="T17" style:family="text">
      <style:text-properties officeooo:rsid="001f81cb"/>
    </style:style>
    <style:style style:name="T18" style:family="text">
      <style:text-properties officeooo:rsid="00238621"/>
    </style:style>
    <style:style style:name="T19" style:family="text">
      <style:text-properties officeooo:rsid="002628e5"/>
    </style:style>
    <style:style style:name="T20" style:family="text">
      <style:text-properties officeooo:rsid="002738db"/>
    </style:style>
    <style:style style:name="T21" style:family="text">
      <style:text-properties officeooo:rsid="0028f93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8">5</text:span></text:p>
      <text:p text:style-name="P1">Delivery 201<text:span text:style-name="T15">3</text:span> Wk <text:span text:style-name="T16">1</text:span><text:span text:style-name="T18">4</text:span></text:p>
      <text:p text:style-name="P1"/>
      <text:h text:style-name="P26" text:outline-level="1">Dependency Analysis for Kactus2</text:h>
      <text:p text:style-name="P2"/>
      <text:p text:style-name="P2"/>
      <text:p text:style-name="P2"/>
      <text:p text:style-name="P12"><text:span text:style-name="T3">Reporting period:</text:span><text:span text:style-name="T6"><text:tab/>201</text:span><text:span text:style-name="T7">3</text:span><text:span text:style-name="T6"> </text:span><text:span text:style-name="T8">March </text:span><text:span text:style-name="T4">(Wk </text:span><text:span text:style-name="T5">10</text:span><text:span text:style-name="T4"> – Wk </text:span><text:span text:style-name="T5">13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25">All features have been implemented. The user interface and features still require some fine-tuning, but in overall, final integration and testing phase can be started.</text:p>
      <text:p text:style-name="P5"/>
      <text:p text:style-name="P5"/>
      <text:p text:style-name="P8">1.1. Results achieved</text:p>
      <text:p text:style-name="P25">Full user interface and features implemented.</text:p>
      <text:p text:style-name="P5"/>
      <text:p text:style-name="P8">1.2. Problems encountered</text:p>
      <text:p text:style-name="P6">-</text:p>
      <text:p text:style-name="P5"/>
      <text:p text:style-name="P8">1.3. Changes to the project plan</text:p>
      <text:p text:style-name="P7">-</text:p>
      <text:p text:style-name="P5"/>
      <text:p text:style-name="P8">1.4. Immediate actions needed</text:p>
      <text:p text:style-name="P25">-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318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13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4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3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9"/>
      <text:p text:style-name="P8">4.1. Working hours of the group</text:p>
      <text:p text:style-name="P8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0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4.2. Working hours per group member</text:p>
      <text:p text:style-name="P11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4.3. Working hours per task</text:p>
      <text:p text:style-name="P8"><draw:frame draw:style-name="fr1" draw:name="Object5" text:anchor-type="paragraph" svg:x="-0.443cm" svg:y="0.028cm" svg:width="17.888cm" svg:height="16.251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4"/>
          </table:table-cell>
          <table:table-cell table:style-name="Table9.B1" office:value-type="string">
            <text:p text:style-name="P13">Planned</text:p>
          </table:table-cell>
          <table:table-cell table:style-name="Table9.C1" office:value-type="string">
            <text:p text:style-name="P13">Realized</text:p>
          </table:table-cell>
          <table:table-cell table:style-name="Table9.D1" office:value-type="string">
            <text:p text:style-name="P20">%</text:p>
          </table:table-cell>
        </table:table-row>
        <table:table-row>
          <table:table-cell table:style-name="Table9.A5" office:value-type="string">
            <text:p text:style-name="P18">Project results achieved</text:p>
            <text:p text:style-name="P16">(not number of deliverables or similar simple metric) </text:p>
          </table:table-cell>
          <table:table-cell table:style-name="Table9.B2" table:number-columns-spanned="2" office:value-type="string">
            <text:p text:style-name="P15">Qualitative, subjective</text:p>
            <text:p text:style-name="P15">self-assessment</text:p>
          </table:table-cell>
          <table:covered-table-cell/>
          <table:table-cell table:style-name="Table9.D2" office:value-type="string">
            <text:p text:style-name="P19"><text:span text:style-name="T18">85</text:span>%</text:p>
          </table:table-cell>
        </table:table-row>
        <table:table-row>
          <table:table-cell table:style-name="Table9.A5" office:value-type="string">
            <text:p text:style-name="P18">Calendar weeks</text:p>
            <text:p text:style-name="P16">(on the timeline from beginning wk to end wk)</text:p>
          </table:table-cell>
          <table:table-cell table:style-name="Table9.B4" office:value-type="string">
            <text:p text:style-name="P17">24 wk</text:p>
          </table:table-cell>
          <table:table-cell table:style-name="Table9.C4" office:value-type="string">
            <text:p text:style-name="P17"><text:span text:style-name="T20">21</text:span> wk</text:p>
          </table:table-cell>
          <table:table-cell table:style-name="Table9.D3" office:value-type="string">
            <text:p text:style-name="P19"><text:span text:style-name="T17">71</text:span>%</text:p>
          </table:table-cell>
        </table:table-row>
        <table:table-row>
          <table:table-cell table:style-name="Table9.A5" office:value-type="string">
            <text:p text:style-name="P18">Person hours</text:p>
          </table:table-cell>
          <table:table-cell table:style-name="Table9.B4" office:value-type="string">
            <text:p text:style-name="P17">6<text:span text:style-name="T13">5</text:span>9 h</text:p>
          </table:table-cell>
          <table:table-cell table:style-name="Table9.C4" office:value-type="string">
            <text:p text:style-name="P17"><text:span text:style-name="T20">2</text:span><text:span text:style-name="T21">66</text:span><text:span text:style-name="T20">,5</text:span> h</text:p>
          </table:table-cell>
          <table:table-cell table:style-name="Table9.D4" office:value-type="string">
            <text:p text:style-name="P19"><text:span text:style-name="T21">40</text:span>%</text:p>
          </table:table-cell>
        </table:table-row>
        <table:table-row>
          <table:table-cell table:style-name="Table9.A5" office:value-type="string">
            <text:p text:style-name="P18">Budget</text:p>
          </table:table-cell>
          <table:table-cell table:style-name="Table9.B5" office:value-type="string">
            <text:p text:style-name="P17">1<text:span text:style-name="T14">6</text:span> <text:span text:style-name="T14">733</text:span> €</text:p>
          </table:table-cell>
          <table:table-cell table:style-name="Table9.C5" office:value-type="string">
            <text:p text:style-name="P17"><text:span text:style-name="T20">6</text:span><text:span text:style-name="T21">766</text:span><text:span text:style-name="T20">,</text:span><text:span text:style-name="T21">84</text:span> €</text:p>
          </table:table-cell>
          <table:table-cell table:style-name="Table9.D5" office:value-type="string">
            <text:p text:style-name="P19"><text:span text:style-name="T21">40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4">Task Table in the Project plan:</text:p>
      <text:p text:style-name="P8"/>
      <text:p text:style-name="P8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8">Deliverables Table in the Project pla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ID</text:p>
            </table:table-cell>
            <table:table-cell table:style-name="Table1.A1" office:value-type="string">
              <text:p text:style-name="P21">Deliverable Name</text:p>
            </table:table-cell>
            <table:table-cell table:style-name="Table1.A1" office:value-type="string">
              <text:p text:style-name="P21">Type</text:p>
            </table:table-cell>
            <table:table-cell table:style-name="Table1.A1" office:value-type="string">
              <text:p text:style-name="P21">Delivery Week</text:p>
            </table:table-cell>
            <table:table-cell table:style-name="Table1.E1" office:value-type="string">
              <text:p text:style-name="P21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2">D1</text:p>
          </table:table-cell>
          <table:table-cell table:style-name="Table1.B9" office:value-type="string">
            <text:p text:style-name="P22">Function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50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D2</text:p>
          </table:table-cell>
          <table:table-cell table:style-name="Table1.B9" office:value-type="string">
            <text:p text:style-name="P22">Technic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2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C1</text:p>
          </table:table-cell>
          <table:table-cell table:style-name="Table1.B9" office:value-type="string">
            <text:p text:style-name="P23">Qt implementation of the tool</text:p>
          </table:table-cell>
          <table:table-cell table:style-name="Table1.C9" office:value-type="string">
            <text:p text:style-name="P22">Codes</text:p>
          </table:table-cell>
          <table:table-cell table:style-name="Table1.D9" office:value-type="string">
            <text:p text:style-name="P22">2013 Wk 15</text:p>
          </table:table-cell>
          <table:table-cell table:style-name="Table1.E9" office:value-type="string">
            <text:p text:style-name="P22">Client</text:p>
          </table:table-cell>
        </table:table-row>
        <table:table-row table:style-name="Table1.1">
          <table:table-cell table:style-name="Table1.A9" office:value-type="string">
            <text:p text:style-name="P22">FR</text:p>
          </table:table-cell>
          <table:table-cell table:style-name="Table1.B9" office:value-type="string">
            <text:p text:style-name="P22">Final report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M1</text:p>
            <text:p text:style-name="P22">M2</text:p>
          </table:table-cell>
          <table:table-cell table:style-name="Table1.B9" office:value-type="string">
            <text:p text:style-name="P22">Monthly status reports 2012 (Nov, Dec)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49</text:p>
            <text:p text:style-name="P22">2013 Wk 2</text:p>
          </table:table-cell>
          <table:table-cell table:style-name="Table1.E9" office:value-type="string">
            <text:p text:style-name="P22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2">M3</text:p>
            <text:p text:style-name="P22">M4</text:p>
            <text:p text:style-name="P22">M5</text:p>
          </table:table-cell>
          <table:table-cell table:style-name="Table1.B9" office:value-type="string">
            <text:p text:style-name="P22">Monthly status reports 2013 (Jan, Feb, Mar)</text:p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>2013 Wk 6</text:p>
            <text:p text:style-name="P22">2013 Wk 10</text:p>
            <text:p text:style-name="P22">2013 Wk 14</text:p>
          </table:table-cell>
          <table:table-cell table:style-name="Table1.E9" office:value-type="string">
            <text:p text:style-name="P22">Assistant</text:p>
          </table:table-cell>
        </table:table-row>
        <table:table-row table:style-name="Table1.1">
          <table:table-cell table:style-name="Table1.A9" office:value-type="string">
            <text:p text:style-name="P22">P1</text:p>
          </table:table-cell>
          <table:table-cell table:style-name="Table1.B9" office:value-type="string">
            <text:p text:style-name="P22">Project plan presentation</text:p>
          </table:table-cell>
          <table:table-cell table:style-name="Table1.C9" office:value-type="string">
            <text:p text:style-name="P22">Presentation</text:p>
          </table:table-cell>
          <table:table-cell table:style-name="Table1.D9" office:value-type="string">
            <text:p text:style-name="P22">2012 Wk 48 </text:p>
          </table:table-cell>
          <table:table-cell table:style-name="Table1.E9" office:value-type="string">
            <text:p text:style-name="P22">Seminar</text:p>
          </table:table-cell>
        </table:table-row>
        <table:table-row table:style-name="Table1.1">
          <table:table-cell table:style-name="Table1.A9" office:value-type="string">
            <text:p text:style-name="P22">P2</text:p>
          </table:table-cell>
          <table:table-cell table:style-name="Table1.B9" office:value-type="string">
            <text:p text:style-name="P23">Final report presentation and live demonstration</text:p>
          </table:table-cell>
          <table:table-cell table:style-name="Table1.C9" office:value-type="string">
            <text:p text:style-name="P23">Presentation + demo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Seminar</text:p>
          </table:table-cell>
        </table:table-row>
      </table:table>
      <text:p text:style-name="P8"/>
      <text:p text:style-name="P8">Schedule Chart in the Project plan:</text:p>
      <text:p text:style-name="P8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8"/>
      <text:p text:style-name="P24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8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4-04T09:46:10.47</dc:date>
    <meta:editing-duration>PT18H14M38S</meta:editing-duration>
    <meta:editing-cycles>230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44" meta:character-count="2078" meta:non-whitespace-character-count="18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.00.0000</text:date>, <text:time style:data-style-name="N2" text:time-value="0000-00-00T08:40:11.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.00.0000</text:date>, <text:time style:data-style-name="N2" text:time-value="0000-00-00T08:45:03.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05">
            <text:p>93,05</text:p>
          </table:table-cell>
          <table:table-cell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45909090909091">
            <text:p>85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6.5">
            <text:p>266,5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33.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13.75">
            <text:p>113,75</text:p>
          </table:table-cell>
          <table:table-cell office:value-type="float" office:value="95.5">
            <text:p>95,5</text:p>
          </table:table-cell>
          <table:table-cell office:value-type="float" office:value="57.25">
            <text:p>57,25</text:p>
          </table:table-cell>
          <table:table-cell table:formula="of:=SUM([.X3:.Z3])" office:value-type="float" office:value="266.5">
            <text:p>266,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517045454545455">
            <text:p>51,70%</text:p>
          </table:table-cell>
          <table:table-cell table:style-name="ce4" table:formula="of:=[.Y3]/[.Y2]" office:value-type="percentage" office:value="0.434090909090909">
            <text:p>43,41%</text:p>
          </table:table-cell>
          <table:table-cell table:style-name="ce4" table:formula="of:=[.Z3]/[.Z2]" office:value-type="percentage" office:value="0.261415525114155">
            <text:p>26,14%</text:p>
          </table:table-cell>
          <table:table-cell table:style-name="ce4" table:formula="of:=[.AA3]/[.AA2]" office:value-type="percentage" office:value="0.404400606980273">
            <text:p>40,44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0:43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2">
            <text:p>82</text:p>
          </table:table-cell>
          <table:table-cell table:style-name="ce27" table:formula="of:=[.AF11]/[.AE11]" office:value-type="percentage" office:value="0.482352941176471">
            <text:p>48,24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.5">
            <text:p>16,5</text:p>
          </table:table-cell>
          <table:table-cell table:style-name="ce28" table:formula="of:=[.AF14]/[.AE14]" office:value-type="percentage" office:value="1.1">
            <text:p>11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14">
            <text:p>14</text:p>
          </table:table-cell>
          <table:table-cell table:style-name="ce27" table:formula="of:=[.AF21]/[.AE21]" office:value-type="percentage" office:value="0.175">
            <text:p>17,5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74.3">
            <text:p>74,3</text:p>
          </table:table-cell>
          <table:table-cell table:style-name="ce27" table:formula="of:=[.AF22]/[.AE22]" office:value-type="percentage" office:value="0.386979166666667">
            <text:p>38,70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1.25">
            <text:p>41,25</text:p>
          </table:table-cell>
          <table:table-cell table:style-name="ce28" table:formula="of:=[.AF23]/[.AE23]" office:value-type="percentage" office:value="0.6875">
            <text:p>68,75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.75">
            <text:p>9,75</text:p>
          </table:table-cell>
          <table:table-cell table:style-name="ce28" table:formula="of:=[.AF24]/[.AE24]" office:value-type="percentage" office:value="0.325">
            <text:p>3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5">
            <text:p>15</text:p>
          </table:table-cell>
          <table:table-cell table:style-name="ce29" table:formula="of:=[.AF29]/[.AE29]" office:value-type="percentage" office:value="0.375">
            <text:p>37,50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267">
            <text:p>267</text:p>
          </table:table-cell>
          <table:table-cell table:style-name="ce28" table:formula="of:=[.AF30]/[.AE30]" office:value-type="percentage" office:value="0.4051593323217">
            <text:p>40,5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 style:data-style-name="N2" text:time-value="0000-00-00T09:41:41.9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